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en" fo:country="IE"/>
    </style:style>
    <style:style style:name="P2" style:family="paragraph" style:parent-style-name="Heading_20_1" style:master-page-name="Standard">
      <style:paragraph-properties style:page-number="auto"/>
    </style:style>
    <style:style style:name="P3" style:family="paragraph" style:parent-style-name="Heading_20_2">
      <style:text-properties fo:language="en" fo:country="IE"/>
    </style:style>
    <style:style style:name="P4" style:family="paragraph" style:parent-style-name="No_20_Spacing" style:list-style-name="WWNum5"/>
    <style:style style:name="P5" style:family="paragraph" style:parent-style-name="No_20_Spacing" style:list-style-name="WWNum6"/>
    <style:style style:name="T1" style:family="text">
      <style:text-properties fo:language="en" fo:country="I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1">Tutorial – OAuth</text:span></text:h>
      <text:p text:style-name="P1"/>
      <text:h text:style-name="Heading_20_2" text:outline-level="2"><text:span text:style-name="T1">Q1.</text:span></text:h>
      <text:p text:style-name="P1"/>
      <text:p text:style-name="No_20_Spacing"><text:span text:style-name="T1">Create a Twitter account.</text:span></text:p>
      <text:p text:style-name="No_20_Spacing"><text:span text:style-name="T1">Follow a couple of people.</text:span></text:p>
      <text:h text:style-name="P3" text:outline-level="2"/>
      <text:h text:style-name="Heading_20_2" text:outline-level="2"><text:span text:style-name="T1">Q2.</text:span></text:h>
      <text:p text:style-name="P1"/>
      <text:p text:style-name="No_20_Spacing"><text:span text:style-name="T1">Next go to the Twitter developers page to register an application (</text:span><text:a xlink:type="simple" xlink:href="https://dev.twitter.com/">https://dev.twitter.com/</text:a><text:span text:style-name="T1">)</text:span> </text:p>
      <text:p text:style-name="No_20_Spacing"><text:span text:style-name="T1">Create an application.</text:span></text:p>
      <text:p text:style-name="No_20_Spacing"><text:span text:style-name="T1">See your Consumer Key and Consumer Secret.</text:span></text:p>
      <text:h text:style-name="P3" text:outline-level="2"/>
      <text:h text:style-name="Heading_20_2" text:outline-level="2"><text:span text:style-name="T1">Q3.</text:span></text:h>
      <text:p text:style-name="P1"/>
      <text:p text:style-name="Standard"><text:span text:style-name="T1">Create a Java Project and add the following jars to the build path</text:span></text:p>
      <text:list xml:id="list7518744008467643954" text:style-name="WWNum5">
        <text:list-item>
          <text:p text:style-name="P4"><text:span text:style-name="T1">commons-codec-1.3.jar</text:span></text:p>
        </text:list-item>
        <text:list-item>
          <text:p text:style-name="P4"><text:span text:style-name="T1">signpost-core-1.2.jar</text:span></text:p>
        </text:list-item>
      </text:list>
      <text:p text:style-name="P1"/>
      <text:p text:style-name="Standard"><text:span text:style-name="T1">Create <text:s/>the class TwitterClient . Change the” Consumer Key” and “Consumer Secret” to the correct values.</text:span></text:p>
      <text:h text:style-name="Heading_20_2" text:outline-level="2"><text:span text:style-name="T1">Q4.</text:span></text:h>
      <text:p text:style-name="P1"/>
      <text:p text:style-name="Standard"><text:span text:style-name="T1">Run TwitterClient. </text:span></text:p>
      <text:list xml:id="list1945875693105219412" text:style-name="WWNum6">
        <text:list-item>
          <text:p text:style-name="P5"><text:span text:style-name="T1">When the client runs it asks for out of band authentication in order to obtain an access token for your (anyone’s) <text:s/>Twitter resources. </text:span></text:p>
        </text:list-item>
        <text:list-item>
          <text:p text:style-name="P5"><text:span text:style-name="T1">You will need to login in to twitter and allow access to the client (application).</text:span></text:p>
        </text:list-item>
        <text:list-item>
          <text:p text:style-name="P5"><text:span text:style-name="T1">You get a PIN code and enter it in to the client. </text:span></text:p>
        </text:list-item>
        <text:list-item>
          <text:p text:style-name="P5"><text:span text:style-name="T1">This allows the client to access your resources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line-height="100%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apple-converted-space" style:family="text" style:parent-style-name="Default_20_Paragraph_20_Font"/>
    <style:style style:name="apple-style-span" style:family="text" style:parent-style-name="Default_20_Paragraph_20_Font"/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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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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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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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style:num-suffix="" text:bullet-char="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style:num-suffix="" text:bullet-char="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style:num-suffix="" text:bullet-char="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style:num-suffix="" text:bullet-char="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style:num-suffix="" text:bullet-char="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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style:num-suffix="" text:bullet-char="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style:num-suffix="" text:bullet-char="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style:num-suffix="" text:bullet-char="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style:num-suffix="" text:bullet-char="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style:num-suffix="" text:bullet-char="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style:num-suffix="" text:bullet-char="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style:num-suffix="" text:bullet-char="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style:num-suffix="" text:bullet-char="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</meta:initial-creator>
    <dc:creator>pjacob</dc:creator>
    <meta:editing-cycles>7</meta:editing-cycles>
    <meta:creation-date>2011-12-07T14:05:00</meta:creation-date>
    <dc:date>2012-02-23T15:07:00</dc:date>
    <meta:editing-duration>PT1M20S</meta:editing-duration>
    <meta:generator>LibreOffice/4.2.7.2$Linux_X86_64 LibreOffice_project/420m0$Build-2</meta:generator>
    <meta:document-statistic meta:table-count="0" meta:image-count="0" meta:object-count="0" meta:page-count="1" meta:paragraph-count="19" meta:word-count="134" meta:character-count="789" meta:non-whitespace-character-count="672"/>
    <meta:user-defined meta:name="AppVersion">12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